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a9d0d" officeooo:paragraph-rsid="001a9d0d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fo:font-weight="bold" officeooo:rsid="001a9d0d" officeooo:paragraph-rsid="001a9d0d" style:font-size-asian="13.1000003814697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ript</text:p>
      <text:p text:style-name="Standard">Hi! My name is Alberto, but people (close friends) usually call me Alx.</text:p>
      <text:p text:style-name="Standard">I’m 19 years old, and I’m from Colombia.</text:p>
      <text:p text:style-name="Standard">I usually get up between 6 and 8 in the morning.</text:p>
      <text:p text:style-name="Standard">From 2 PM to 8:30 PM, I study at Riwi (almost) every day.</text:p>
      <text:p text:style-name="Standard">I really don't do anything very interesting.</text:p>
      <text:p text:style-name="Standard"/>
      <text:p text:style-name="Standard">I live in Soledad with my mom, my brother and my dad (sometimes).</text:p>
      <text:p text:style-name="Standard">I love all of them but sometimes not much.</text:p>
      <text:p text:style-name="Standard"/>
      <text:p text:style-name="Standard">In my free time, I’m playing video games a lot, often with my girlfriend.</text:p>
      <text:p text:style-name="Standard">My favorite game used to be Borderlands 2, but after trying Doom Eternal, that one became my top choice.</text:p>
      <text:p text:style-name="Standard">I also love the COD (call of duty) saga, especially the zombie mode.</text:p>
      <text:p text:style-name="Standard"/>
      <text:p text:style-name="Standard">I’m really passionate about music.</text:p>
      <text:p text:style-name="Standard">My favorite band is Twenty One Pilots, and my favorite artist is JPEGMAFIA.</text:p>
      <text:p text:style-name="Standard">Right now, I’m enjoying Hawaii: Part II by Miracle Musical, which is actually my favorite concept album, I LAY DOWN MY LIFE FOR YOU (DIRECTOR’S CUT) by JPEGMAFIA, which is my favorite album of last year just by a hair, Clancy by Twenty One Pilots I also really like, and the self-titled album Twenty One Pilots, my favorite album of all time.</text:p>
      <text:p text:style-name="Standard"/>
      <text:p text:style-name="Standard">I think I’m a very open-minded person.</text:p>
      <text:p text:style-name="Standard">I love talking about the things I’m passionate about, and I also enjoy listening to other people share what they love.</text:p>
      <text:p text:style-name="Standard">Thanks.</text:p>
      <text:p text:style-name="Standard"/>
      <text:p text:style-name="P2">Slides</text:p>
      <text:p text:style-name="P1"><text:a xlink:type="simple" xlink:href="https://www.canva.com/design/DAGllFrwUTQ/IQL6vxpxTQ7V1B9n1O2cQw/edit?utm_content=DAGllFrwUTQ&amp;utm_campaign=designshare&amp;utm_medium=link2&amp;utm_source=sharebutton" text:style-name="Internet_20_link" text:visited-style-name="Visited_20_Internet_20_Link">https://www.canva.com/design/DAGllFrwUTQ/IQL6vxpxTQ7V1B9n1O2cQw/edit?utm_content=DAGllFrwUTQ&amp;utm_campaign=designshare&amp;utm_medium=link2&amp;utm_source=sharebutto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8:14:22.509222209</meta:creation-date>
    <dc:date>2025-04-24T18:19:45.755093807</dc:date>
    <meta:editing-duration>PT5M23S</meta:editing-duration>
    <meta:editing-cycles>1</meta:editing-cycles>
    <meta:document-statistic meta:table-count="0" meta:image-count="0" meta:object-count="0" meta:page-count="1" meta:paragraph-count="19" meta:word-count="232" meta:character-count="1395" meta:non-whitespace-character-count="1182"/>
    <meta:generator>LibreOffice/7.3.7.2$Linux_X86_64 LibreOffice_project/30$Build-2</meta:generator>
  </office:meta>
</office:document-meta>
</file>